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a782" officeooo:paragraph-rsid="0012a782"/>
    </style:style>
    <style:style style:name="P2" style:family="paragraph" style:parent-style-name="Standard">
      <style:text-properties officeooo:rsid="00130ebd" officeooo:paragraph-rsid="00130e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оздание последовательностей:</text:p>
      <text:p text:style-name="P1"/>
      <text:p text:style-name="P2">1.</text:p>
      <text:p text:style-name="P2"/>
      <text:p text:style-name="P1">Create Sequence Student_Sequence</text:p>
      <text:p text:style-name="P1"><text:s text:c="4"/>Start With 1</text:p>
      <text:p text:style-name="P1"><text:s text:c="4"/>Increment By 1;</text:p>
      <text:p text:style-name="P1"/>
      <text:p text:style-name="P2">2.</text:p>
      <text:p text:style-name="P2"/>
      <text:p text:style-name="P1">Create Sequence Teacher_Sequence</text:p>
      <text:p text:style-name="P1"><text:s text:c="4"/>Start With 1</text:p>
      <text:p text:style-name="P1"><text:s text:c="4"/>Increment By 1;</text:p>
      <text:p text:style-name="P1"/>
      <text:p text:style-name="P1">Создание триггеров:</text:p>
      <text:p text:style-name="P1"/>
      <text:p text:style-name="P1">1.</text:p>
      <text:p text:style-name="P1">CREATE OR REPLACE TRIGGER Student_Constraint_Name</text:p>
      <text:p text:style-name="P1"><text:s text:c="4"/>Before Insert On STUDENT</text:p>
      <text:p text:style-name="P1"><text:s text:c="4"/>For Each Row</text:p>
      <text:p text:style-name="P1">Declare</text:p>
      <text:p text:style-name="P1"><text:s text:c="4"/>flag BOOLEAN;</text:p>
      <text:p text:style-name="P1"><text:s text:c="4"/>name TEACHER.NAME%type;</text:p>
      <text:p text:style-name="P1"><text:s text:c="4"/>last_name TEACHER.LAST_NAME%type;</text:p>
      <text:p text:style-name="P1"><text:s text:c="4"/>Cursor Teacher_Names is</text:p>
      <text:p text:style-name="P1"><text:s text:c="8"/>Select NAME, LAST_NAME From TEACHER;</text:p>
      <text:p text:style-name="P1">Begin</text:p>
      <text:p text:style-name="P1"><text:s text:c="4"/>flag := FALSE;</text:p>
      <text:p text:style-name="P1"><text:s text:c="4"/>Open Teacher_Names;</text:p>
      <text:p text:style-name="P1"><text:s text:c="4"/>LOOP</text:p>
      <text:p text:style-name="P1"><text:s text:c="8"/>FETCH Teacher_Names into name, last_name;</text:p>
      <text:p text:style-name="P1"><text:s text:c="8"/>EXIT When Teacher_Names%notfound;</text:p>
      <text:p text:style-name="P1"><text:s text:c="8"/>IF (name = :New.NAME AND last_name = :New.LAST_NAME) THEN</text:p>
      <text:p text:style-name="P1"><text:s text:c="12"/>flag := TRUE;</text:p>
      <text:p text:style-name="P1"><text:s text:c="12"/>EXIT;</text:p>
      <text:p text:style-name="P1"><text:s text:c="8"/>END IF;</text:p>
      <text:p text:style-name="P1"><text:s text:c="4"/>END LOOP;</text:p>
      <text:p text:style-name="P1"><text:s text:c="4"/>IF (flag = TRUE) THEN</text:p>
      <text:p text:style-name="P1"><text:s text:c="8"/>raise_application_error( -20001, 'There is a teacher with the same name as student' || :New.NAME || ' ' || :New.LAST_NAME);</text:p>
      <text:p text:style-name="P1"><text:s text:c="4"/>END IF;</text:p>
      <text:p text:style-name="P1"><text:s text:c="4"/>CLOSE Teacher_Names;</text:p>
      <text:p text:style-name="P1">End;</text:p>
      <text:p text:style-name="P1"/>
      <text:p text:style-name="P1">2.</text:p>
      <text:p text:style-name="P1"/>
      <text:p text:style-name="P1">CREATE OR REPLACE TRIGGER ST_TEAC_TRIG_DELETE</text:p>
      <text:p text:style-name="P1"><text:s text:c="4"/>AFTER DELETE On TEACHER</text:p>
      <text:p text:style-name="P1"><text:s text:c="4"/>For Each Row</text:p>
      <text:p text:style-name="P1">Declare</text:p>
      <text:p text:style-name="P1"><text:s text:c="4"/>stud_id ST_TEAC.ID_STUD%type;</text:p>
      <text:p text:style-name="P1"><text:s text:c="4"/>teac_id ST_TEAC.ID_TEAC%type;</text:p>
      <text:p text:style-name="P1"><text:soft-page-break/>Begin</text:p>
      <text:p text:style-name="P1"><text:s text:c="4"/>DELETE FROM ST_TEAC</text:p>
      <text:p text:style-name="P1"><text:s text:c="4"/>WHERE ST_TEAC.ID_TEAC = :Old.ID;</text:p>
      <text:p text:style-name="P1">End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20:47:22.467498720</meta:creation-date>
    <meta:generator>LibreOffice/7.3.7.2$Linux_X86_64 LibreOffice_project/30$Build-2</meta:generator>
    <dc:date>2023-03-11T23:57:23.648193502</dc:date>
    <meta:editing-duration>PT19M31S</meta:editing-duration>
    <meta:editing-cycles>1</meta:editing-cycles>
    <meta:document-statistic meta:table-count="0" meta:image-count="0" meta:object-count="0" meta:page-count="2" meta:paragraph-count="47" meta:word-count="140" meta:character-count="1145" meta:non-whitespace-character-count="888"/>
  </office:meta>
</office:document-meta>
</file>